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50000012FE12DDBEF.png" manifest:media-type="image/png"/>
  <manifest:file-entry manifest:full-path="Pictures/10000201000001A20000033D2B9886D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e3" text:anchor-type="paragraph" svg:x="-0.233cm" svg:y="-0.42cm" svg:width="13.275cm" svg:height="26.33cm" draw:z-index="0"><draw:image xlink:href="Pictures/10000201000001A20000033D2B9886D0.png" xlink:type="simple" xlink:show="embed" xlink:actuate="onLoad"/></draw:frame><draw:frame draw:style-name="fr1" draw:name="Immagine1" text:anchor-type="paragraph" svg:x="13.337cm" svg:y="3.231cm" svg:width="5.636cm" svg:height="8.017cm" draw:z-index="1"><draw:image xlink:href="Pictures/10000201000000D50000012FE12DDBE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2cm" fo:margin-bottom="1.99cm" fo:margin-left="0.975cm" fo:margin-right="1.03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2:15:05.008540155</meta:creation-date>
    <meta:print-date>2015-02-28T12:17:11.975203450</meta:print-date>
    <dc:date>2015-02-28T12:18:23.043385709</dc:date>
    <meta:editing-duration>P0D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